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100de7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s: </text:p>
      <text:p text:style-name="P1"># 1. Install Apache server on Ubuntu</text:p>
      <text:p text:style-name="P1"><text:s/>## sudo apt install apache2 </text:p>
      <text:p text:style-name="P1"/>
      <text:p text:style-name="P1"># 2. Install php runtime and php mysql connector </text:p>
      <text:p text:style-name="P1">## sudo apt install php libapache2-mod-php php-mysql </text:p>
      <text:p text:style-name="P1"/>
      <text:p text:style-name="P1"># 3. Install MySQL server </text:p>
      <text:p text:style-name="P1">## sudo apt install mysql-server </text:p>
      <text:p text:style-name="P1"/>
      <text:p text:style-name="P1"># 4. Login to MySQL server </text:p>
      <text:p text:style-name="P1">## sudo mysql -u root </text:p>
      <text:p text:style-name="P1"/>
      <text:p text:style-name="P1"># 5. Change authentication plugin to mysql_native_password (change the password to something strong) </text:p>
      <text:p text:style-name="P1">## ALTER USER 'root'@'localhost' IDENTIFIED WITH mysql_native_password by 'root1234'; </text:p>
      <text:p text:style-name="P1"/>
      <text:p text:style-name="P1"># 6. Create a new database user for wordpress (change the password to something strong) </text:p>
      <text:p text:style-name="P1">## CREATE USER 'test'@localhost IDENTIFIED BY 'test1234'; </text:p>
      <text:p text:style-name="P1"/>
      <text:p text:style-name="P1"># 7. Create a database for wordpress </text:p>
      <text:p text:style-name="P1">## CREATE DATABASE wp; </text:p>
      <text:p text:style-name="P1"/>
      <text:p text:style-name="P1"># 8. Grant all privilges on the database 'wp' to the newly created user </text:p>
      <text:p text:style-name="P1">## GRANT ALL PRIVILEGES ON wp.* TO 'test'@localhost; </text:p>
      <text:p text:style-name="P1"/>
      <text:p text:style-name="P1"># 9. Download wordpress </text:p>
      <text:p text:style-name="P1">## cd /tmp </text:p>
      <text:p text:style-name="P1">## wget https://wordpress.org/latest.tar.gz </text:p>
      <text:p text:style-name="P1"/>
      <text:p text:style-name="P1"># 10. Unzip the tar archive </text:p>
      <text:p text:style-name="P1">## tar -xvf latest.tar.gz </text:p>
      <text:p text:style-name="P1"/>
      <text:p text:style-name="P1"># 11. Move wordpress folder to apache document root </text:p>
      <text:p text:style-name="P1">## sudo mv wordpress/ /var/www/html </text:p>
      <text:p text:style-name="P1"/>
      <text:p text:style-name="P1"># 12. Command to restart/reload apache server </text:p>
      <text:p text:style-name="P1">## sudo systemctl restart apache2</text:p>
      <text:p text:style-name="P1"><text:s/>## OR </text:p>
      <text:p text:style-name="P1">## sudo systemctl reload apache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20:09:12.861321315</meta:creation-date>
    <dc:date>2024-06-13T20:15:02.648333211</dc:date>
    <meta:editing-duration>PT5M5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180" meta:character-count="1139" meta:non-whitespace-character-count="960"/>
  </office:meta>
</office:document-meta>
</file>